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paragraph-rsid="001a54e2"/>
    </style:style>
    <style:style style:name="P3" style:family="paragraph" style:parent-style-name="Text_20_body" style:list-style-name="L1">
      <style:text-properties officeooo:rsid="000e7a80" officeooo:paragraph-rsid="00490ead"/>
    </style:style>
    <style:style style:name="P4" style:family="paragraph" style:parent-style-name="Text_20_body" style:list-style-name="L1">
      <style:text-properties officeooo:rsid="00109d7d" officeooo:paragraph-rsid="00109d7d"/>
    </style:style>
    <style:style style:name="P5" style:family="paragraph" style:parent-style-name="Text_20_body" style:list-style-name="L1">
      <style:text-properties officeooo:rsid="003add43" officeooo:paragraph-rsid="003add43"/>
    </style:style>
    <style:style style:name="T1" style:family="text">
      <style:text-properties officeooo:rsid="000fde85"/>
    </style:style>
    <style:style style:name="T2" style:family="text">
      <style:text-properties officeooo:rsid="0012f187"/>
    </style:style>
    <style:style style:name="T3" style:family="text">
      <style:text-properties officeooo:rsid="0017209b"/>
    </style:style>
    <style:style style:name="T4" style:family="text">
      <style:text-properties officeooo:rsid="001a54e2"/>
    </style:style>
    <style:style style:name="T5" style:family="text">
      <style:text-properties officeooo:rsid="001b54dc"/>
    </style:style>
    <style:style style:name="T6" style:family="text">
      <style:text-properties officeooo:rsid="001f0746"/>
    </style:style>
    <style:style style:name="T7" style:family="text">
      <style:text-properties officeooo:rsid="001fb5f3"/>
    </style:style>
    <style:style style:name="T8" style:family="text">
      <style:text-properties officeooo:rsid="0020fe89"/>
    </style:style>
    <style:style style:name="T9" style:family="text">
      <style:text-properties officeooo:rsid="002fc37e"/>
    </style:style>
    <style:style style:name="T10" style:family="text">
      <style:text-properties officeooo:rsid="0031fab5"/>
    </style:style>
    <style:style style:name="T11" style:family="text">
      <style:text-properties officeooo:rsid="00333f84"/>
    </style:style>
    <style:style style:name="T12" style:family="text">
      <style:text-properties officeooo:rsid="0035ad5a"/>
    </style:style>
    <style:style style:name="T13" style:family="text">
      <style:text-properties officeooo:rsid="0041ada4"/>
    </style:style>
    <style:style style:name="T14" style:family="text">
      <style:text-properties officeooo:rsid="0042a7e4"/>
    </style:style>
    <style:style style:name="T15" style:family="text">
      <style:text-properties officeooo:rsid="00434fa5"/>
    </style:style>
    <style:style style:name="T16" style:family="text">
      <style:text-properties officeooo:rsid="0045283c"/>
    </style:style>
    <style:style style:name="T17" style:family="text">
      <style:text-properties officeooo:rsid="004a3329"/>
    </style:style>
    <style:style style:name="T18" style:family="text">
      <style:text-properties officeooo:rsid="004ab782"/>
    </style:style>
    <style:style style:name="T19" style:family="text">
      <style:text-properties officeooo:rsid="004c81fd"/>
    </style:style>
    <style:style style:name="T20" style:family="text">
      <style:text-properties officeooo:rsid="005ae88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omans 10:5-21</text:h>
      <text:h text:style-name="Heading_20_2" text:outline-level="2"><text:bookmark text:name="en-GNT-31227"/>Salvation Is for All</text:h>
      <text:list xml:id="list1476800182" text:style-name="L1">
        <text:list-item>
          <text:p text:style-name="P1">Moses wrote this about being put right with God by obeying the Law: “Whoever obeys the commands of the Law will live.” But what the scripture says about being put right with God though faith is this: “You are not to ask yourself, Who will go up into heaven?” (that is, to bring Christ down). “Nor are you to ask, Who will go down into the world below?” (that is, to bring Christ up from death). What it says is this: “God's message is near you, on your lips and in your heart”—that is, the message of faith that we preach. If you confess that Jesus is Lord and believe that God raised him from death, you will be saved. <text:bookmark text:name="en-GNT-31232"/>For it is by our faith that we are put right with God; it is by our confession that we are saved. <text:bookmark text:name="en-GNT-31233"/>The scripture says, “Whoever believes in him will not be disappointed.” <text:bookmark text:name="en-GNT-31234"/>This includes everyone, because there is no difference between Jews and Gentiles; God is the same Lord of all and richly blesses all who call to him. <text:bookmark text:name="en-GNT-31235"/>As the scripture says, “Everyone who calls out to the Lord for help will be saved.”<text:bookmark text:name="en-GNT-31236"/> But how can they call to him for help if they have not believed? And how can they believe if they have not heard the message? And how can they hear if the message is not proclaimed? <text:bookmark text:name="en-GNT-31237"/>And how can the message be proclaimed if the messengers are not sent out? As the scripture says, “How wonderful is the coming of messengers who bring good news!” <text:bookmark text:name="en-GNT-31238"/>But not all have accepted the Good News. Isaiah himself said, “Lord, who believed our message?” <text:bookmark text:name="en-GNT-31239"/>So then, faith comes from hearing the message, and the message comes through preaching Christ.<text:bookmark text:name="en-GNT-31240"/> But I ask: Is it true that they did not hear the message? Of course they did—for as the scripture says: “The sound of their voice went out to all the world; their words reached the ends of the earth.”<text:bookmark text:name="en-GNT-31241"/> Again I ask: Did the people of Israel not understand? Moses himself is the first one to answer: “I will use a so-called nation to make my people jealous; and by means of a nation of fools I will make my people angry.”<text:bookmark text:name="en-GNT-31242"/> And Isaiah is even bolder when he says, “I was found by those who were not looking for me; I appeared to those who were not asking for me.”<text:bookmark text:name="en-GNT-31243"/> But concerning Israel he says, “All day long I held out my hands to welcome a disobedient and rebellious people.”</text:p>
        </text:list-item>
        <text:list-item>
          <text:p text:style-name="P3">Moses spoke about being put right with God by obeying the law, this is true, if we obey the law we’ll be put right with God but unfortunately we don’t obey the law. Now comes the message of faith, what it says is this: the word of God is near us, its on our lips and in our hearts. By proclaiming/<text:span text:style-name="T1">confessing</text:span> Christ as Lord we’<text:span text:style-name="T1">ll be saved </text:span>and <text:span text:style-name="T17">by </text:span>believing that God raised <text:span text:style-name="T18">Christ</text:span> from death <text:span text:style-name="T19">we’ll be </text:span><text:span text:style-name="T1">put right with God.</text:span></text:p>
        </text:list-item>
        <text:list-item>
          <text:p text:style-name="P4">Whoever believes in God will never be disappointed, <text:span text:style-name="T2">this is for all Jews and Gentiles alike. </text:span><text:span text:style-name="T3">God is for all and blesses whoever call to him</text:span></text:p>
        </text:list-item>
        <text:list-item>
          <text:p text:style-name="P2"><text:span text:style-name="T4">Faith comes by hearing </text:span><text:span text:style-name="T9">the message</text:span><text:span text:style-name="T4"> and the message comes through preaching Christ. </text:span><text:span text:style-name="T5">This means for people to have faith, they need to hear the word </text:span><text:span text:style-name="T10">about Christ</text:span><text:span text:style-name="T5">. </text:span><text:span text:style-name="T6">When they hear the word, they need to believe </text:span><text:span text:style-name="T11">in it</text:span><text:span text:style-name="T6">. </text:span><text:span text:style-name="T7">For them to hear the word, it has to be preached. For the word to be preached they have to be messangers </text:span><text:span text:style-name="T8">and God has done </text:span><text:span text:style-name="T12">all </text:span><text:span text:style-name="T8">that </text:span><text:span text:style-name="T12">already</text:span><text:span text:style-name="T8">. The word has been preached all over the world and all have heard it.</text:span></text:p>
        </text:list-item>
        <text:list-item>
          <text:p text:style-name="P5"><text:soft-page-break/>Do we understand the word? <text:span text:style-name="T13">Yes we understand the message but we’re just rebel</text:span><text:span text:style-name="T15">l</text:span><text:span text:style-name="T13">ious </text:span><text:span text:style-name="T15">and disobedient</text:span><text:span text:style-name="T13">. </text:span><text:span text:style-name="T14">If we’re rebelious </text:span><text:span text:style-name="T16">and disobedient</text:span><text:span text:style-name="T14"> </text:span><text:span text:style-name="T20">God</text:span><text:span text:style-name="T14"> will appear to those not looking for him and he will shame and anger us using fool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2T06:36:29.323268633</meta:creation-date>
    <dc:date>2021-08-18T06:47:29.008372581</dc:date>
    <meta:editing-duration>PT52M46S</meta:editing-duration>
    <meta:editing-cycles>34</meta:editing-cycles>
    <meta:generator>LibreOffice/6.4.7.2$Linux_X86_64 LibreOffice_project/40$Build-2</meta:generator>
    <meta:document-statistic meta:table-count="0" meta:image-count="0" meta:object-count="0" meta:page-count="2" meta:paragraph-count="7" meta:word-count="667" meta:character-count="3471" meta:non-whitespace-character-count="2818"/>
  </office:meta>
</office:document-meta>
</file>